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paragraph-properties fo:margin-top="0cm" fo:margin-bottom="0.499cm" style:contextual-spacing="false"/>
    </style:style>
    <style:style style:name="P3" style:family="paragraph" style:parent-style-name="Table_20_Contents">
      <style:text-properties fo:font-size="2pt" style:font-size-asian="2pt" style:font-size-complex="2pt"/>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style style:name="P12" style:family="paragraph" style:parent-style-name="Text_20_body" style:list-style-name="L4">
      <style:paragraph-properties fo:margin-top="0cm" fo:margin-bottom="0cm" style:contextual-spacing="false"/>
    </style:style>
    <style:style style:name="T1" style:family="text">
      <style:text-properties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tigos</text:p>
      <text:p text:style-name="Standard">Java</text:p>
      <text:p text:style-name="Standard">Coleções Java: Como usar Coleções</text:p>
      <text:p text:style-name="Standard">Desde as primeiras versões e Java das configurações de array e Hashtable as classes Vector . No entanto, além da dificuldade em implementar estruturas de uso de arrays, os desenvolvedores sentiram falta de classes que implementam estruturas como listas conectadas e tabelas de distribuição (has dadossh). Para atender a todas as necessidades do pacote, a partir do Java 12, foi criado um de interfaces e classes denominadas Collections Framework, que faz parte do java.util .</text:p>
      <text:p text:style-name="Standard"/>
      <text:p text:style-name="Standard">O que é Collections Framework?</text:p>
      <text:p text:style-name="Standard">Collections Framework é um conjunto bem definido de interfaces e classes para representar e tratar grupos de dados como uma unidade única, que pode ser chamada coleção, ou coleção. Um Framework de Coleções contém os seguintes elementos:</text:p>
      <text:p text:style-name="Standard"/>
      <text:p text:style-name="Standard">Interfaces : abstratos que representam as coleções. Acessom que são manipulados tendo como base o “Programar para interfaces e não para implementações”, desde que os objetos se restrinja apenas ao uso de métodos permitidos nas interfaces;</text:p>
      <text:p text:style-name="Standard">Implementações : são as implementações concretas das interfaces;</text:p>
      <text:p text:style-name="Standard">Algoritmos : são os objetos das soluções que executam as operações sobre como busca e ordenação.</text:p>
      <text:p text:style-name="Standard">A Figura 1 mostra a árvore da hierarquia de interfaces e classes da Java Collection Framework que são derivadas da interface Collection . O diagrama usa a notação da UML, onde as linhas cheias representam estende e as linhas pontilhadas representam implements .</text:p>
      <text:p text:style-name="Standard"/>
      <text:p text:style-name="Standard">A hierarquia de interfaces e classes</text:p>
      <text:p text:style-name="Standard">Figura 1 . A hierarquia de interfaces e classes</text:p>
      <text:p text:style-name="Standard">A hierarquia da Collections Framework tem uma segunda árvore. São as classes e interfaces relacionadas aos mapas, que não são derivadas de Collection , como mostra a Figura 2 . Essas interfaces, mesmo não sendo enviadas como coleções, podem ser manipuladas como tal.</text:p>
      <text:p text:style-name="Standard"/>
      <text:p text:style-name="Standard">Hierarquia de mapas</text:p>
      <text:p text:style-name="Standard">Figura 2 . Hierarquia de mapas</text:p>
      <text:p text:style-name="Standard">Interfaces</text:p>
      <text:p text:style-name="Standard">Neste momento vamos apresentar uma breve descrição de cada uma das interfaces da hierarquia:</text:p>
      <text:p text:style-name="Standard"/>
      <text:p text:style-name="Standard">Coleção – está no topo da hierarquia. Não existe implementação direta interface, mas ela define como operações básicas para coleções, como adicionar, remover, esvaziar, etc.;</text:p>
      <text:p text:style-name="Standard">Set – interface que define uma coleção que não permite elementos duplicados. A interface SortedSet , que estende Set , possibilita uma classificação natural dos elementos, tal como a ordem alfabética;</text:p>
      <text:p text:style-name="Standard">List – defina uma coleção ordenada, podendo conter elementos duplicados. Em geral, o usuário tem controle total sobre a posição onde cada elemento é inserido e pode recuperá-los através de seus índices. Prefira esta interface quando precisar de acesso aleatório, através do índice do elemento;</text:p>
      <text:p text:style-name="Standard">Queue tipo de coleção para manter uma lista de elementos determinado, onde a ordem de seus definidos – pela implementação de Comparable ou Comparable essa prioridade. Com uma interface fila pode-se criar filas e pilhas;</text:p>
      <text:p text:style-name="Standard">Mapa – mapeia chaves para valores. Cada elemento tem verdade dois objetos: uma chave e um valor. Os valores podem ser duplicados, mas as chaves não. SortedMap é uma interface que estende o Map , e permite a classificação ascendente das chaves. Uma aplicação dessa interface é uma classe Properties, que é usada para propriedades/configurações de um sistema, por exemplo.</text:p>
      <text:p text:style-name="Standard">Nota : Observe que usamos acima os termos de ordenação e classificação . Dizemos que uma estrutura está ordenada se ela pode ser percorrida (iterada) em uma certa ordem, tal como os itens de um ArrayList podem ser percorridos através de seus índices. Por sua vez, a classificação diz respeito à ordenação na essência dos dados, tal como a classificação em ordem alfabética de Strings <text:soft-page-break/>ou ordem numérica das classes wrapper , como Integer e Double , por exemplo. Podemos afirmar que uma estrutura classificada é uma estrutura ordenada, mas o inverso não é verdadeiro.</text:p>
      <text:p text:style-name="Standard">Uma API oferece interfaces que permitem percorrer uma coleção também derivada de Collection. Neste artigo falaremos de:</text:p>
      <text:p text:style-name="Standard"/>
      <text:p text:style-name="Standard">Iterator – seus possibilitam uma coleção e removem elementos;</text:p>
      <text:p text:style-name="Standard">ListIterator – estende o Iterator e suporta acesso bidirecional em uma lista, modificando e/ou removendo elementos.</text:p>
      <text:p text:style-name="Standard">Implementações</text:p>
      <text:p text:style-name="Standard">As interfaces são realizadas para diversas implementações que são executadas para as funções. Na Tabela 1 reunidas como implementações mais comuns.</text:p>
      <text:p text:style-name="Standard"/>
      <text:p text:style-name="Standard">Tabela 1 . Implementações de uso geral</text:p>
      <text:p text:style-name="Standard">Implementações</text:p>
      <text:p text:style-name="Standard">Interfaces<text:tab/>Tabela de Espalhamento<text:tab/>Matriz Redimensionável<text:tab/>Árvore<text:tab/>Lista Ligada<text:tab/>Tabela de Espalhamento + Lista Ligada</text:p>
      <text:p text:style-name="Standard">Definir<text:tab/>Conjunto de hash<text:tab/><text:tab/>Conjunto de árvores<text:tab/><text:tab/>LinkedHashSet</text:p>
      <text:p text:style-name="Standard">Lista<text:tab/><text:tab/>Lista de Matriz<text:tab/><text:tab/>Lista vinculada<text:tab/></text:p>
      <text:p text:style-name="Standard">Fila<text:tab/><text:tab/><text:tab/><text:tab/><text:tab/></text:p>
      <text:p text:style-name="Standard">Mapa<text:tab/>HashMap<text:tab/><text:tab/>TreeMap<text:tab/><text:tab/>LinkedHashMap</text:p>
      <text:p text:style-name="Standard">A seguir apresentamos algumas características das implementações que podem ajudar a decidir qual delas utilizar em uma aplicação:</text:p>
      <text:p text:style-name="Standard"/>
      <text:p text:style-name="Standard">ArrayList – é como um array cujo tamanho pode crescer. A busca de um elemento é rápida, mas inserções e exclusões não são. Podemos afirmar que as inserções e exclusões são lineares, o tempo cresce com o aumento do tamanho da estrutura. Esta implementação é preferível quando o acesso é mais rápido aos elementos. Por exemplo, se você quiser um catálogo com os livros de sua biblioteca pessoal e cada obra incluído um número sequencial (que será usado para acesso) a partir de zero;</text:p>
      <text:p text:style-name="Standard">LinkedList – implementa uma lista histórica, ou seja, cada nó contém o dado e uma referência para o próximo nó. Ao contrário do ArrayList , a busca é linear e inserções e exclusões são rápidas. Portanto, prefira LinkedList quando uma aplicação requer grande quantidade de inserções e exclusões. Um sistema para gerenciar suas compras de produtos, pode ser uma necessidade de inclusão e exclusões de produtos;</text:p>
      <text:p text:style-name="Standard">HashSet – o acesso aos dados é mais rápido que em um TreeSet , mas nada garante que os dados serão ordenados. Escolha este conjunto quando uma solução precisar de elementos únicos e de ordem não importante. Poderíamos usar esta implementação para um catálogo pessoal das canções da nossa discografia;</text:p>
      <text:p text:style-name="Standard">TreeSet – os dados são classificados, mas o acesso é mais lento que em um HashSet . Veja a necessidade de um conjunto com elementos não duplicados e acesso em ordem natural, preferência o TreeSet. É recomendado usar esta coleção para as mesmas aplicações de HashSet, com a vantagem dos objetos estarem em ordem natural;</text:p>
      <text:p text:style-name="Standard">LinkedHashSet – é derivado de HashSet , mas uma lista duplamente ligada através de seus itens. Seus elementos são iterados na ordem em que foram inseridos. Opcionalmente é possível criar um LinkedHashSet que percorrido na ordem em que os elementos foram acessados ​​na última iteração. Poderíamos usar esta implementação para registrar a chegada dos corredores de uma maratona;</text:p>
      <text:p text:style-name="Standard">HashMap – baseado em tabela de divulgação, chaves e valores null. Não existe garantia de que os dados ajustados. Escolha esta implementação se a ordenação não for importante e desejar uma estrutura onde seja necessário um ID (identificador). Um exemplo de aplicação é o catálogo da biblioteca pessoal, onde a chave poderia ser o ISBN (International Standard Book Number);</text:p>
      <text:p text:style-name="Standard">TreeMap – implementa uma interface SortedMap . Há garantia de que o mapa pode ser formado em ordem ascendente das chaves. Mas existe uma opção de especificar uma ordem diferente. Use esta <text:soft-page-break/>implementação para um mapa ordenado. Aplicação semelhante ao HashMap, com a diferença do TreeMap sem nenhum quesito desempenho;</text:p>
      <text:p text:style-name="Standard">LinkedHashMap – mantém uma lista duplamente permanente através de seus itens. A ordem de iteração é a ordem em que as chaves são embutidas no mapa. Se for necessário um mapa onde os elementos são iterados na ordem em que foram inseridos, use esta implementação. O registro dos corredores de uma maratona, onde a chave seria o número que cada um recebe no ato da inscrição desta coleção, é um exemplo de aplicação de coleção.</text:p>
      <text:p text:style-name="Standard">Cada uma das implementações tem todos os métodos em suas interfaces. Em qualquer uma delas é possível inserir elementos null . Em mapas, tanto chaves quanto valores podem ser null . Diferente de Vector e Hashtable , não são seguras para serem usadas com threads (não são Thread-safe). Ou seja, o acesso concorrente a esses objetos pode produzir resultados imprevisíveis. Além disso, são serializáveis ​​– isto é, seus estados podem ser salvos – e suportam o método clone() , que cria uma cópia de um objeto.</text:p>
      <text:p text:style-name="Standard"/>
      <text:p text:style-name="Standard">Nota : Thread-safe é o termo designado para objetos seguros para serem threads.</text:p>
      <text:p text:style-name="Standard">Seguindo como boas práticas de orientação a objetos, você deve programar para interfaces e não para implementações. A nova instância é escolhida uma implementação para objeto e designa uma coleção ao de interface correspondente. Ou ainda, passar o coleção para um método que espera um argumento do tipo de interface do objeto. Essas soluções práticas podem alterar facilmente o código de aplicação, ou seja, alterar o código sem que isso possa ser usado facilmente. Esta forma você fica livre para mudar uma implementação sempre que as questões relacionadas ao desempenho ou os detalhes do comportamento exigem uma mudança.</text:p>
      <text:p text:style-name="Standard"/>
      <text:p text:style-name="Standard">Nota : Não confunda a interface Collection com a classe Collections . Essa classe oferece métodos estáticos que podem manipular. Outra classe utilitária é um conjunto de métodos usados ​​como arrays .</text:p>
      <text:p text:style-name="Standard">Uma visão geral das Coleções Framework, após as mãos na massa e desenvolver uma aplicação como exemplo a partir das situações do dia-a-dia, são necessárias para decidir como uma interface a ser utilizada pelo problema geral.</text:p>
      <text:p text:style-name="Standard"/>
      <text:p text:style-name="Standard">Como proporcionar uma Estrutura de Coleções</text:p>
      <text:p text:style-name="Standard">Vimos então que temos sete interfaces: Collection , List , Set , SortedSet , Map , SortedMap e Queue . A pergunta que geralmente se faz é: Qual delas usar? Para selecionar uma interface devemos analisar e verificar como ele se enquadra nas características de cada interface. Somente isso devemos decidir.</text:p>
      <text:p text:style-name="Standard"/>
      <text:p text:style-name="Standard">Iniciaremos com um problema simples. Queremos manter uma lista de nomes de alunos de uma escola que oferece cursos de Informática básica. Essa lista será percorrida na ordem em que os elementos são inseridos. Além disso, queremos poder acessar um nome de aluno aleatoriamente.</text:p>
      <text:p text:style-name="Standard"/>
      <text:p text:style-name="Standard">Analisando os requisitos do problema (lista na ordem de inserção e recuperação aleatória) e como características das interfaces disponíveis, optamos por usar List . Elementos não duplicados é um requisito que pode ser inferido na descrição do problema e isso pode nos levar a decidir Definir , mas vamos nossa decisão inicial por questões didáticas.</text:p>
      <text:p text:style-name="Standard"/>
      <text:p text:style-name="Standard">Uma lista de interfaces</text:p>
      <text:p text:style-name="Standard">Liste duas implementações – ArrayList e LinkedList . ArrayList oferece acesso rápido através do índice. Já em LinkedList o acesso aleatório é lento e necessita de um objeto nó para cada elemento, que é composto pelo dado próprio e uma referência para o próximo nó, aqui ou seja, consome mais memória. Além dessas considerações, é necessário inserir no início e excluir elementos no interior da lista, a melhor opção pode ser LinkedList . Para a decisão de usar uma implementação ou outra é melhor fazer testes de desempenho. Um teste simples é balcão na Listagem 1. Execute o programa e <text:soft-page-break/>anote o tempo. Substitua ArrayList por LinkedList e repita o teste. Ao final da escolha de uma implementação mais eficiente.</text:p>
      <text:p text:style-name="Standard"/>
      <text:p text:style-name="Standard">Optamos então por usar ArrayList . Uma implementação básica pode ser vista na Listagem 2 . Esta aplicação instancia um ArrayList e atribui uma referência do tipo List. Insere alguns nomes de alunos com o método add() e finalmente imprime a lista – como implementações de coleções sobrescrevem o método toString() , por isso podemos imprimir a lista apenas como referência para o método println() .</text:p>
      <text:p text:style-name="Standard"/>
      <text:p text:style-name="Standard">Listagem 1 . Teste simples de desempenho</text:p>
      <text:p text:style-name="Standard">import java.util.*;</text:p>
      <text:p text:style-name="Standard">public class Teste {</text:p>
      <text:p text:style-name="Standard"/>
      <text:p text:style-name="Standard"><text:s text:c="2"/>public static void main(String[] args) {</text:p>
      <text:p text:style-name="Standard"><text:s text:c="4"/>final int MAX = 20000;</text:p>
      <text:p text:style-name="Standard"><text:s text:c="4"/>long tInicio = System.currentTimeMillis();</text:p>
      <text:p text:style-name="Standard"><text:s text:c="4"/>List&lt;Integer&gt; lista = new ArrayList&lt;Integer&gt;();</text:p>
      <text:p text:style-name="Standard"><text:s text:c="4"/>for (int i = 0; i &lt; MAX; i++) {</text:p>
      <text:p text:style-name="Standard"><text:s text:c="6"/>lista.add(i);</text:p>
      <text:p text:style-name="Standard"><text:s text:c="4"/>}</text:p>
      <text:p text:style-name="Standard"/>
      <text:p text:style-name="Standard"><text:s text:c="4"/>for (int i = 0; i &lt; MAX; i++) {</text:p>
      <text:p text:style-name="Standard"><text:s text:c="6"/>lista.contains(i);</text:p>
      <text:p text:style-name="Standard"><text:s text:c="4"/>}</text:p>
      <text:p text:style-name="Standard"><text:s text:c="4"/>long tFim = System.currentTimeMillis();</text:p>
      <text:p text:style-name="Standard"><text:s text:c="4"/>System.out.println("Tempo total: " + (tFim - tInicio));</text:p>
      <text:p text:style-name="Standard"><text:s text:c="2"/>}</text:p>
      <text:p text:style-name="Standard"/>
      <text:p text:style-name="Standard">}</text:p>
      <text:p text:style-name="Standard">Listagem 2 . Classe ListaAluno usando uma implementação da interface List</text:p>
      <text:p text:style-name="Standard">import java.util.*;</text:p>
      <text:p text:style-name="Standard"/>
      <text:p text:style-name="Standard">public class ListaAluno {</text:p>
      <text:p text:style-name="Standard"/>
      <text:p text:style-name="Standard"><text:s text:c="2"/>public static void main(String[] args) {</text:p>
      <text:p text:style-name="Standard"><text:s text:c="4"/>List&lt;String&gt; lista = new ArrayList&lt;String&gt;();</text:p>
      <text:p text:style-name="Standard"><text:s text:c="4"/>lista.add("João da Silva");</text:p>
      <text:p text:style-name="Standard"><text:s text:c="4"/>lista.add("Antonio Sousa");</text:p>
      <text:p text:style-name="Standard"><text:s text:c="4"/>lista.add("Lúcia Ferreira");</text:p>
      <text:p text:style-name="Standard"><text:s text:c="4"/>System.out.println(lista);</text:p>
      <text:p text:style-name="Standard"><text:s text:c="2"/>}</text:p>
      <text:p text:style-name="Standard"/>
      <text:p text:style-name="Standard">}</text:p>
      <text:p text:style-name="Standard">Neste exemplo, a primeira consideração a fazer é que, tendo em mente a programação para interface, na declaração de lista foi usada no tipo List . Portanto, se decidirmos mudar uma implementação para LinkedList , é necessário apenas substituir o tipo ArrayList .</text:p>
      <text:p text:style-name="Standard"/>
      <text:p text:style-name="Standard">A segunda consideração refere-se ao tipo de dado que uma lista pode adicionar. Normalmente é possível inserir qualquer objeto em uma lista, ou seja, como inserir uma String, assim como inserir Aluno , é possível inserir, etc. Se a lista permite inserir o objeto, na hora de recuperar esses dados, é necessário fazer cast para o tipo desejado. Além disso, não haveria certeza do tipo de dado que foi inserido, e o elenco poderia causar uma exceção. A partir de Java 5 permite que seja possível o <text:soft-page-break/>conceito de Generics, que nos escreve código reusável para qualquer tipo de objeto. Sob a ótica de uso deste conceito em coleções, para definir o tipo que pode adicionar, incluir o parâmetro em sua declaração. Dessa forma o compilador gerará um erro caso tente adicionar um objeto que não seja String. E não será necessário usar cast durante a iteração.</text:p>
      <text:p text:style-name="Standard"/>
      <text:p text:style-name="Standard">Adicionando novo requisito – Ordem ascendente</text:p>
      <text:p text:style-name="Standard">Vamos suportar agora que desejamos que a lista seja classificada em ordem ascendente. Observando a entrega da implementação da ArrayList , verificamos que não existe um método de ordenação. Para a ordem de seleção de elementos, uma opção para alterar a aplicação para usar uma interface definida , onde os elementos definidos não são definidos pela ordem de mudança natural, no entanto, a inserção de novos seriais mais lentos. Sendo assim, vamos utilizar uma classe utilitária de Coleções . Esta classe pode classificar o método , que pode classificar uma interface Lista em ordem natural ou classificar de acordo com a implementação da interface Comparador, que logo estudaremos ainda neste artigo. A aplicação deste método pode ser constatada na Listagem 3 , onde podemos observar que o método sort() altera a lista original.</text:p>
      <text:p text:style-name="Standard"/>
      <text:p text:style-name="Standard">Listagem 3 . Utilização do método sort() da classe Collections</text:p>
      <text:p text:style-name="Standard">import java.util.*;</text:p>
      <text:p text:style-name="Standard"/>
      <text:p text:style-name="Standard">public class ListaAluno {</text:p>
      <text:p text:style-name="Standard"/>
      <text:p text:style-name="Standard"><text:s text:c="2"/>public static void main(String[] args) {</text:p>
      <text:p text:style-name="Standard"><text:s text:c="4"/>List&lt;String&gt; lista = new ArrayList&lt;String&gt;();</text:p>
      <text:p text:style-name="Standard"><text:s text:c="4"/>lista.add("João da Silva");</text:p>
      <text:p text:style-name="Standard"><text:s text:c="4"/>lista.add("Antonio Sousa");</text:p>
      <text:p text:style-name="Standard"><text:s text:c="4"/>lista.add("Lúcia Ferreira");</text:p>
      <text:p text:style-name="Standard"><text:s text:c="4"/>System.out.println(lista);</text:p>
      <text:p text:style-name="Standard"><text:s text:c="4"/>Collections.sort(lista);</text:p>
      <text:p text:style-name="Standard"><text:s text:c="4"/>System.out.println(lista);</text:p>
      <text:p text:style-name="Standard"><text:s text:c="2"/>}</text:p>
      <text:p text:style-name="Standard"/>
      <text:p text:style-name="Standard">}</text:p>
      <text:p text:style-name="Standard">Adicionando novo requisito – Novos dados</text:p>
      <text:p text:style-name="Standard">Considere agora como necessidades da nossa aplicação foram modificadas e, ou seja, o nome do aluno, o nome do curso que ele está fazendo fazendo nota. Definimos então a classe Aluno de acordo com a Listagem 4 , e modificamos a classe ListaAluno conforme a Listagem 5 , de maneira que a lista possa adicionar objetos Aluno ao invés de String .</text:p>
      <text:p text:style-name="Standard"/>
      <text:p text:style-name="Standard">Listagem 4 . Classe Aluno</text:p>
      <text:p text:style-name="Standard">public class Aluno {</text:p>
      <text:p text:style-name="Standard"><text:s text:c="2"/>private String nome;</text:p>
      <text:p text:style-name="Standard"><text:s text:c="2"/>private String curso;</text:p>
      <text:p text:style-name="Standard"><text:s text:c="2"/>double nota;</text:p>
      <text:p text:style-name="Standard"/>
      <text:p text:style-name="Standard"><text:s text:c="2"/>Aluno(String nome, String curso, double nota) {</text:p>
      <text:p text:style-name="Standard"><text:s text:c="4"/>this.nome = nome;</text:p>
      <text:p text:style-name="Standard"><text:s text:c="4"/>this.curso = curso;</text:p>
      <text:p text:style-name="Standard"><text:s text:c="4"/>this.nota = nota;</text:p>
      <text:p text:style-name="Standard"><text:s text:c="2"/>}</text:p>
      <text:p text:style-name="Standard"/>
      <text:p text:style-name="Standard"><text:s text:c="2"/>public String toString() {</text:p>
      <text:p text:style-name="Standard"><text:s text:c="4"/>return this.nome;</text:p>
      <text:p text:style-name="Standard"><text:soft-page-break/><text:s text:c="2"/>}</text:p>
      <text:p text:style-name="Standard"/>
      <text:p text:style-name="Standard"><text:s text:c="2"/>// Métodos getters e setters</text:p>
      <text:p text:style-name="Standard">}</text:p>
      <text:p text:style-name="Standard">Listagem 5 . Classe Lista Aluno modificado</text:p>
      <text:p text:style-name="Standard">import java.util.*;</text:p>
      <text:p text:style-name="Standard"/>
      <text:p text:style-name="Standard">public class ListaAluno {</text:p>
      <text:p text:style-name="Standard"/>
      <text:p text:style-name="Standard"><text:s text:c="2"/>public static void main(String[] args) {</text:p>
      <text:p text:style-name="Standard"><text:s text:c="4"/>List&lt;Aluno&gt; lista = new ArrayList&lt;Aluno&gt;();</text:p>
      <text:p text:style-name="Standard"/>
      <text:p text:style-name="Standard"><text:s text:c="4"/>Aluno a = new Aluno("João da Silva", "Linux básico", 0);</text:p>
      <text:p text:style-name="Standard"><text:s text:c="4"/>Aluno b = new Aluno("Antonio Sousa", "OpenOffice", 0);</text:p>
      <text:p text:style-name="Standard"><text:s text:c="4"/>Aluno c = new Aluno("Lúcia Ferreira", "Internet", 0);</text:p>
      <text:p text:style-name="Standard"><text:s text:c="4"/>lista.add(a);</text:p>
      <text:p text:style-name="Standard"><text:s text:c="4"/>lista.add(b);</text:p>
      <text:p text:style-name="Standard"><text:s text:c="4"/>lista.add(c);</text:p>
      <text:p text:style-name="Standard"><text:s text:c="4"/>System.out.println(lista);</text:p>
      <text:p text:style-name="Standard"><text:s text:c="2"/>}</text:p>
      <text:p text:style-name="Standard">}</text:p>
      <text:p text:style-name="Standard">Classificação de objetos</text:p>
      <text:p text:style-name="Standard">Se incluirmos na listagem 5 a chamada ao método sort() veremos que o código não compila. O compilador há um erro informando que não encontrou o método sort() . Visto que apenas trocamos a classe String pela classe Aluno , parece razoável supor que o problema está na classe Aluno , e está correto.</text:p>
      <text:p text:style-name="Standard"/>
      <text:p text:style-name="Standard">A lista de tipos de classes disponíveis nos métodos sort () aceitam apenas que não são listados como exemplos de classes comparáveis, que implementam uma interface comparável , e que Aluno implementa uma interface comparável .</text:p>
      <text:p text:style-name="Standard"/>
      <text:p text:style-name="Standard">Esta interface tem apenas um método de implementação do ser, compareTo() . Sua implementação deve ser feita de forma a retornar um inteiro negativo, zero um todo positivo caso o objeto o método seja menor, igual ou maior que o objeto passado como parâmetro. Cabe ao desenvolvedor do objeto que será adotado para decidir comparar dois.</text:p>
      <text:p text:style-name="Standard"/>
      <text:p text:style-name="Standard">Na classe Aluno consideraremos que uma comparação entre dois objetos será determinada pela comparação entre seus nomes, que são do tipo String. Dessa forma, a classe Aluno deve ser alterada para que fique de acordo com a Listagem 6 .</text:p>
      <text:p text:style-name="Standard"/>
      <text:p text:style-name="Standard">Listagem 6 . A classe Aluno com implementação da interface Comparable</text:p>
      <text:p text:style-name="Standard">public class Aluno implements Comparable&lt;Aluno&gt;{</text:p>
      <text:p text:style-name="Standard"><text:s text:c="5"/>private String nome;</text:p>
      <text:p text:style-name="Standard"><text:s text:c="5"/>private String curso;</text:p>
      <text:p text:style-name="Standard"><text:s text:c="5"/>double nota;</text:p>
      <text:p text:style-name="Standard"/>
      <text:p text:style-name="Standard"><text:s text:c="2"/>Aluno(String nome, String curso, double nota) {</text:p>
      <text:p text:style-name="Standard"><text:s text:c="4"/>this.nome = nome;</text:p>
      <text:p text:style-name="Standard"><text:s text:c="4"/>this.curso = curso;</text:p>
      <text:p text:style-name="Standard"><text:s text:c="4"/>this.nota = nota;</text:p>
      <text:p text:style-name="Standard"><text:s text:c="2"/>}</text:p>
      <text:p text:style-name="Standard"/>
      <text:p text:style-name="Standard"><text:soft-page-break/><text:s text:c="2"/>public String toString() {</text:p>
      <text:p text:style-name="Standard"><text:s text:c="4"/>return this.nome;</text:p>
      <text:p text:style-name="Standard"><text:s text:c="2"/>}</text:p>
      <text:p text:style-name="Standard"/>
      <text:p text:style-name="Standard"><text:s text:c="2"/>public int compareTo(Aluno aluno) {</text:p>
      <text:p text:style-name="Standard"><text:s text:c="4"/>return this.nome.compareTo(aluno.getNome());</text:p>
      <text:p text:style-name="Standard"><text:s text:c="2"/>}</text:p>
      <text:p text:style-name="Standard"/>
      <text:p text:style-name="Standard"><text:s text:c="2"/>// Métodos getters e setters</text:p>
      <text:p text:style-name="Standard"/>
      <text:p text:style-name="Standard"><text:s text:c="2"/>public String getNome() {</text:p>
      <text:p text:style-name="Standard"><text:s text:c="4"/>return this.nome;</text:p>
      <text:p text:style-name="Standard"><text:s text:c="2"/>}</text:p>
      <text:p text:style-name="Standard">}</text:p>
      <text:p text:style-name="Standard">Note que nenhum método compareTo() funciona apenas uma chamada ao mesmo método, apenas para o nome do atributo que é do tipo String. String é uma classe comparável, isto é, já implementa Comparable .</text:p>
      <text:p text:style-name="Standard"/>
      <text:p text:style-name="Standard">Agora podemos incluir uma chamada ao método sort() na classe ListaAluno . A ordenação por Comparable é chamada ordenação natural. Por exemplo, em uma String a ordenação natural é uma ordem alfabética, em uma classe wrapper – Integer , Float , etc. – uma ordenação natural é uma ordem numérica.</text:p>
      <text:p text:style-name="Standard"/>
      <text:p text:style-name="Standard">Em circunstâncias precisamos de uma ordenação diferente da natural ou temos uma coleção de objetos de uma classe de terceiros que não é comparável, ou seja, não implementa comparável. Nesses casos usamos uma interface Comparador . Para implementar esta ordenação é necessário escrever uma classe que implementa essa interface, definindo como os objetos da lista serão comparados. A interface possui apenas um método, compare() . Ele recebe dois objetos que são comparados e retornam um inteiro negativo, zero ou um inteiro positivo se o primeiro objeto é menor, igual ou maior que o segundo. Na Listagem 7 temos um exemplo de implementação de Comparator .</text:p>
      <text:p text:style-name="Standard"/>
      <text:p text:style-name="Standard">Listagem 7 . Implementação da interface Comparator</text:p>
      <text:p text:style-name="Standard">import java.util.Comparator;</text:p>
      <text:p text:style-name="Standard"/>
      <text:p text:style-name="Standard">public class ComparaAluno implements Comparator&lt;Aluno&gt; {</text:p>
      <text:p text:style-name="Standard"><text:s text:c="2"/>public int compare(Aluno a, Aluno b) {</text:p>
      <text:p text:style-name="Standard"><text:s text:c="4"/>return a.getNome().compareTo(b.getNome());</text:p>
      <text:p text:style-name="Standard"><text:s text:c="2"/>}</text:p>
      <text:p text:style-name="Standard">}</text:p>
      <text:p text:style-name="Standard">Para usar esta configuração da classe ou métodos do sort() Collection . Ele recebe como argumentos uma lista a ser ordenada e uma instância de implementação de Comparador , conforme a Listagem 8 .</text:p>
      <text:p text:style-name="Standard"/>
      <text:p text:style-name="Standard">Listagem 8 . Uso de Comparador para ordenar uma lista</text:p>
      <text:p text:style-name="Standard">import java.util.*;</text:p>
      <text:p text:style-name="Standard"/>
      <text:p text:style-name="Standard">public class ListaAluno {</text:p>
      <text:p text:style-name="Standard"/>
      <text:p text:style-name="Standard"><text:s text:c="2"/>public static void main(String[] args) {</text:p>
      <text:p text:style-name="Standard"><text:s text:c="4"/>List&lt;Aluno&gt; lista = new ArrayList&lt;Aluno&gt;();</text:p>
      <text:p text:style-name="Standard"><text:s text:c="4"/>ComparaAluno ca = new ComparaAluno();</text:p>
      <text:p text:style-name="Standard"><text:soft-page-break/></text:p>
      <text:p text:style-name="Standard"><text:s text:c="4"/>Aluno a = new Aluno("João da Silva", "Linux básico", 0);</text:p>
      <text:p text:style-name="Standard"><text:s text:c="4"/>Aluno b = new Aluno("Antonio Sousa", "OpenOffice", 0);</text:p>
      <text:p text:style-name="Standard"><text:s text:c="4"/>Aluno c = new Aluno("Lúcia Ferreira", "Internet", 0);</text:p>
      <text:p text:style-name="Standard"><text:s text:c="4"/>lista.add(a);</text:p>
      <text:p text:style-name="Standard"><text:s text:c="4"/>lista.add(b);</text:p>
      <text:p text:style-name="Standard"><text:s text:c="4"/>lista.add(c);</text:p>
      <text:p text:style-name="Standard"><text:s text:c="4"/>System.out.println(lista);</text:p>
      <text:p text:style-name="Standard"><text:s text:c="4"/>Collections.sort(lista, ca);</text:p>
      <text:p text:style-name="Standard"><text:s text:c="4"/>System.out.println(lista);</text:p>
      <text:p text:style-name="Standard"><text:s text:c="2"/>}</text:p>
      <text:p text:style-name="Standard">}</text:p>
      <text:p text:style-name="Standard">Nota : A Arrays, provavelmente métodos estáticos se aplicar a arrays de métodos estáticos, também podem ser comparados que precisam implementar uma classe, ao que tem métodos comparativos para implementar uma classe Collections</text:p>
      <text:p text:style-name="Standard">Um iterador de interface</text:p>
      <text:p text:style-name="Standard">As interfaces que estendem a coleção herdam o método iterator() . Quando este método é chamado por uma coleção, ele retorna uma interface Iterator . Após essa chamada seus, usamos os de Iterator para percorrer e até uma coleção do início ao fim removedor de elementos. Na Listagem 9 é uma aplicação desta interface em Listauno .</text:p>
      <text:p text:style-name="Standard"/>
      <text:p text:style-name="Standard">Listagem 9 . Utilização da interface Iterator para percorrer uma lista</text:p>
      <text:p text:style-name="Standard">import java.util.*;</text:p>
      <text:p text:style-name="Standard"/>
      <text:p text:style-name="Standard">public class ListaAluno {</text:p>
      <text:p text:style-name="Standard"/>
      <text:p text:style-name="Standard"><text:s text:c="2"/>public static void main(String[] args) {</text:p>
      <text:p text:style-name="Standard"><text:s text:c="4"/>List&lt;Aluno&gt; lista = new ArrayList&lt;Aluno&gt;();</text:p>
      <text:p text:style-name="Standard"/>
      <text:p text:style-name="Standard"><text:s text:c="4"/>Aluno a = new Aluno("João da Silva", "Linux básico", 0);</text:p>
      <text:p text:style-name="Standard"><text:s text:c="4"/>Aluno b = new Aluno("Antonio Sousa", "OpenOffice", 0);</text:p>
      <text:p text:style-name="Standard"><text:s text:c="4"/>Aluno c = new Aluno("Lúcia Ferreira", "Internet", 0);</text:p>
      <text:p text:style-name="Standard"><text:s text:c="4"/>Aluno d = new Aluno("Antonio Sousa", "OpenOffice", 0);</text:p>
      <text:p text:style-name="Standard"><text:s text:c="4"/>lista.add(a);</text:p>
      <text:p text:style-name="Standard"><text:s text:c="4"/>lista.add(b);</text:p>
      <text:p text:style-name="Standard"><text:s text:c="4"/>lista.add(c);</text:p>
      <text:p text:style-name="Standard"><text:s text:c="4"/>lista.add(d);</text:p>
      <text:p text:style-name="Standard"><text:s text:c="4"/>System.out.println(lista);</text:p>
      <text:p text:style-name="Standard"><text:s text:c="4"/>Aluno aluno;</text:p>
      <text:p text:style-name="Standard"><text:s text:c="4"/>Iterator&lt;Aluno&gt; itr = lista.iterator();</text:p>
      <text:p text:style-name="Standard"><text:s text:c="4"/>while (itr.hasNext()) {</text:p>
      <text:p text:style-name="Standard"><text:s text:c="6"/>aluno = itr.next();</text:p>
      <text:p text:style-name="Standard"><text:s text:c="6"/>System.out.println(aluno.getNome());</text:p>
      <text:p text:style-name="Standard"><text:s text:c="4"/>}</text:p>
      <text:p text:style-name="Standard"><text:s text:c="2"/>}</text:p>
      <text:p text:style-name="Standard"/>
      <text:p text:style-name="Standard">}</text:p>
      <text:p text:style-name="Standard">Observe que é necessário o tipo que será retornado pelo Iterator . O método hasNext() retorna true se houver elemento a ser lido, e o método next() retorna o objeto, de acordo com o tipo informado na declaração da interface. A partir de Java 5. foi muito desenvolvido o aprimoramento para, que facilita sobre coleções e matrizes Mostramos uma aplicação desse comando quando falamos de Map.</text:p>
      <text:p text:style-name="Standard"><text:soft-page-break/></text:p>
      <text:p text:style-name="Standard">Nota : A interface Iterator pode ser usada também para percorrer um Set . O método listIterator() retorna uma interface ListIterator . Esta interface, além dos métodos hasNext() e next() , oferece o método hasPrevious() , que retorna true se existir um elemento anterior, o método anterior() que retorna o elemento anterior. Além desses, ela tem métodos para remover e adicionar novos elementos.</text:p>
      <text:p text:style-name="Standard">Um conjunto de interfaces</text:p>
      <text:p text:style-name="Standard">Uma das características de lista é que ela permite elementos duplicados, o que não é excelente em nossa lista de alunos. Analisando as interfaces, concluímos que Set é o que realmente precisamos, pois não permite elementos duplicados. Como o HashSet tem desempenho superior ao TreeSet , optamos por esta implementação.</text:p>
      <text:p text:style-name="Standard"/>
      <text:p text:style-name="Standard">Dessa forma, pode-se observar na Listagem 10 a classe ListaAluno modificada para usar Set . Observe que forçamos a inserção de um objeto duplicado, mas quando executamos uma aplicação constatamos que o objeto foi inserido. Se um Set não permite elementos duplicados, onde está o erro? Como HashSet determina que dois objetos estão duplicados?</text:p>
      <text:p text:style-name="Standard"/>
      <text:p text:style-name="Standard">Listagem 10 . ListaAluno usando uma interface Set</text:p>
      <text:p text:style-name="Standard">import java.util.*;</text:p>
      <text:p text:style-name="Standard"/>
      <text:p text:style-name="Standard">public class ListaAluno {</text:p>
      <text:p text:style-name="Standard"/>
      <text:p text:style-name="Standard"><text:s text:c="2"/>public static void main(String[] args) {</text:p>
      <text:p text:style-name="Standard"><text:s text:c="4"/>Set&lt;Aluno&gt; conjunto = new HashSet&lt;Aluno&gt;();</text:p>
      <text:p text:style-name="Standard"/>
      <text:p text:style-name="Standard"><text:s text:c="4"/>Aluno a = new Aluno("João da Silva", "Linux básico", 0);</text:p>
      <text:p text:style-name="Standard"><text:s text:c="4"/>Aluno b = new Aluno("Antonio Sousa", "OpenOffice", 0);</text:p>
      <text:p text:style-name="Standard"><text:s text:c="4"/>Aluno c = new Aluno("Lúcia Ferreira", "Internet", 0);</text:p>
      <text:p text:style-name="Standard"><text:s text:c="4"/>Aluno d = new Aluno("Antonio Sousa", "OpenOffice", 0);</text:p>
      <text:p text:style-name="Standard"><text:s text:c="4"/>conjunto.add(a);</text:p>
      <text:p text:style-name="Standard"><text:s text:c="4"/>conjunto.add(b);</text:p>
      <text:p text:style-name="Standard"><text:s text:c="4"/>conjunto.add(c);</text:p>
      <text:p text:style-name="Standard"><text:s text:c="4"/>conjunto.add(d);</text:p>
      <text:p text:style-name="Standard"><text:s text:c="4"/>System.out.println(conjunto);</text:p>
      <text:p text:style-name="Standard"><text:s text:c="2"/>}</text:p>
      <text:p text:style-name="Standard">}</text:p>
      <text:p text:style-name="Standard">HashSet usa o código hash do objeto – dado pelo método hashCode() – para saber onde deve e onde buscar o mesmo no conjunto (Set). Antes ele verifica se não existe outro objeto no Set com o mesmo código hash. Se não há código hash igual, então ele sabe que o objeto a ser inserido não está duplicado. Dessa forma, classes cujas instâncias são elementos de HashSet devem implementar o método hashCode() . Como consequência disso, a classe Aluno , no nosso exemplo, deve sobrescrever o método hashCode() .</text:p>
      <text:p text:style-name="Standard"/>
      <text:p text:style-name="Standard">Conforme o geral de hashCode() contrato , que consta na especificação da classe Object, se objetos são diferentes de acordo com equals() então não é obrigatório que seus códigos hash sejam diferentes.</text:p>
      <text:p text:style-name="Standard"/>
      <text:p text:style-name="Standard">Portanto, objetos que mesmo código hash não são retornados iguais. Assim, quando não encontrar um conjunto de objetos com o mesmo código hash do objeto a ser inserido, HashSet faz uma chamada ao método equals() para verificar se os dois objetos são iguais. Dessa forma, uma classe Aluno deve sobrescrever o método equals() também. Veja uma classe Aluno com esses métodos implementados na Listagem 11 .</text:p>
      <text:p text:style-name="Standard"><text:soft-page-break/></text:p>
      <text:p text:style-name="Standard">equal () e hashCo () não são triviais, pois são elaboradas com certeza pela API que devem ser rigorosamente seguidas de Java a seguir. Por exemplo: se dois objetos são iguais, eles devem permanecer iguais durante toda a aplicação e devem resultar no mesmo hashCode() . Para permitir essa tarefa, Eclipse e NetBeans têm opções para gerar esses métodos para as classes.</text:p>
      <text:p text:style-name="Standard"/>
      <text:p text:style-name="Standard">Listagem 11 . Implementação de equals() e hashCode() na classe Aluno</text:p>
      <text:p text:style-name="Standard">public class Aluno implements Comparable&lt;Aluno&gt;{</text:p>
      <text:p text:style-name="Standard"><text:s text:c="2"/>private String nome;</text:p>
      <text:p text:style-name="Standard"><text:s text:c="2"/>private String curso;</text:p>
      <text:p text:style-name="Standard"><text:s text:c="2"/>double nota;</text:p>
      <text:p text:style-name="Standard"/>
      <text:p text:style-name="Standard"><text:s text:c="2"/>Aluno(String nome, String curso, double nota) {</text:p>
      <text:p text:style-name="Standard"><text:s text:c="4"/>this.nome = nome;</text:p>
      <text:p text:style-name="Standard"><text:s text:c="4"/>this.curso = curso;</text:p>
      <text:p text:style-name="Standard"><text:s text:c="4"/>this.nota = nota;</text:p>
      <text:p text:style-name="Standard"><text:s text:c="2"/>}</text:p>
      <text:p text:style-name="Standard"/>
      <text:p text:style-name="Standard"><text:s text:c="2"/>public String toString() {</text:p>
      <text:p text:style-name="Standard"><text:s text:c="4"/>return this.nome;</text:p>
      <text:p text:style-name="Standard"><text:s text:c="2"/>}</text:p>
      <text:p text:style-name="Standard"/>
      <text:p text:style-name="Standard"><text:s text:c="2"/>public int compareTo(Aluno aluno) {</text:p>
      <text:p text:style-name="Standard"><text:s text:c="4"/>return this.nome.compareTo(aluno.getNome());</text:p>
      <text:p text:style-name="Standard"><text:s text:c="2"/>}</text:p>
      <text:p text:style-name="Standard"/>
      <text:p text:style-name="Standard"><text:s text:c="2"/>public boolean equals(Object o) {</text:p>
      <text:p text:style-name="Standard"><text:s text:c="4"/>Aluno a = (Aluno) o;</text:p>
      <text:p text:style-name="Standard"><text:s text:c="4"/>return this.nome.equals(a.getNome());</text:p>
      <text:p text:style-name="Standard"><text:s text:c="2"/>}</text:p>
      <text:p text:style-name="Standard"/>
      <text:p text:style-name="Standard"><text:s text:c="2"/>public int hashCode() {</text:p>
      <text:p text:style-name="Standard"><text:s text:c="4"/>return this.nome.hashCode();</text:p>
      <text:p text:style-name="Standard"><text:s text:c="2"/>}</text:p>
      <text:p text:style-name="Standard"/>
      <text:p text:style-name="Standard"><text:s text:c="2"/>// Métodos getters e setters</text:p>
      <text:p text:style-name="Standard"><text:s text:c="2"/>public String getNome() {</text:p>
      <text:p text:style-name="Standard"><text:s text:c="4"/>return this.nome;</text:p>
      <text:p text:style-name="Standard"><text:s text:c="2"/>}</text:p>
      <text:p text:style-name="Standard">}</text:p>
      <text:p text:style-name="Standard">Uma implementação de hashCode() e equals() foi simplificada devido a questões didáticas. Definimos que um aluno terá o código hash igual ao hash do seu nome – que é String. Sendo assim, precisamos apenas retornar o código hash do aluno no método hashCode() . Ficou definido também que dois alunos são iguais quando têm nomes iguais, por isso no método equals() é retornado à comparação entre os nomes de dois alunos.</text:p>
      <text:p text:style-name="Standard"/>
      <text:p text:style-name="Standard">Agora podemos executar o programa da Listagem 10 e verificar se o objeto duplicado não foi inserido, como desejávamos. O método add() de Set retorna true ou false para indicar se o objeto foi inserido ou não no collection. Se for obrigatório, o retorno do método para inclusão do objeto.</text:p>
      <text:p text:style-name="Standard"/>
      <text:p text:style-name="Standard">Se você programar pensando na interface e precisar de um conjunto (Set) para definir, use TreeSet em vez de alterar o restante do código sem necessidade de tanto TreeSet como HashSet <text:soft-page-break/>implementar exatamente os mesmos métodos de Set. No entanto, vale ressaltar que uma classe de elementos que são adicionados ao TreeSet deve implementar Comparable. Como Aluno já implementa esta interface não precisamos nos preocupar com isso.</text:p>
      <text:p text:style-name="Standard"/>
      <text:p text:style-name="Standard">Nota : Todas as classes em Java são derivadas de Object , herdando assim que, por padrão, devem ser sobrescritos, tais como: clone() , equals() , hashCode() , toString() , entre outros. Por padrão, o método equals() usa == para verificar se duas referências são iguais, enquanto hashCode() retorna um número inteiro a partir do endereço do objeto. Classes Java como String e Date já sobrescrevem tais métodos.</text:p>
      <text:p text:style-name="Standard">Um mapa de interface</text:p>
      <text:p text:style-name="Standard">Vamos apoiar que agora queremos uma estrutura apenas implementada os dados de um aluno passando o seu nome de um método. Ou seja, informamos o nome do objeto correspondente a esse nome é devolvido. Para isso vamos usar uma interface Map, que não estende Collection. Isso uma mudança profunda na aplicação, visto que os métodos usados ​​anteriormente não podem ser causa. Map tem seus próprios métodos para inserir/buscar/remover elementos na estrutura.</text:p>
      <text:p text:style-name="Standard"/>
      <text:p text:style-name="Standard">Esta interface mapeia chaves para valores. Considerando uma nova proposta do problema, a chave será o nome do aluno e o valor será o aluno objeto.</text:p>
      <text:p text:style-name="Standard"/>
      <text:p text:style-name="Standard">Para usar uma classe que implementa o Map, quaisquer classes que sejam utilizadas como chave devem sobrescrever os métodos hashCode() e equals() . Isso é necessário porque em um Map as chaves não podem ser duplicadas, apesar dos valores poderem ser. Para garantir a árvore que está sendo usada na Listagem 12 , que utilizamos um MaMa , que está em ordem crescente.</text:p>
      <text:p text:style-name="Standard"/>
      <text:p text:style-name="Standard">Listagem 12 . Implementação de estrutura usando Map</text:p>
      <text:p text:style-name="Standard">import java.util.*;</text:p>
      <text:p text:style-name="Standard"/>
      <text:p text:style-name="Standard">public class MapaAluno {</text:p>
      <text:p text:style-name="Standard"/>
      <text:p text:style-name="Standard"><text:s text:c="2"/>public static void main(String[] args) {</text:p>
      <text:p text:style-name="Standard"><text:s text:c="4"/>Map&lt;String, Aluno&gt; mapa = new TreeMap&lt;String, Aluno&gt;();</text:p>
      <text:p text:style-name="Standard"/>
      <text:p text:style-name="Standard"><text:s text:c="4"/>Aluno a = new Aluno("João da Silva", "Linux básico", 0);</text:p>
      <text:p text:style-name="Standard"><text:s text:c="4"/>Aluno b = new Aluno("Antonio Sousa", "OpenOffice", 0);</text:p>
      <text:p text:style-name="Standard"><text:s text:c="4"/>Aluno c = new Aluno("Lúcia Ferreira", "Internet", 0);</text:p>
      <text:p text:style-name="Standard"><text:s text:c="4"/>Aluno d = new Aluno("Benedito Silva", "OpenOffice", 0);</text:p>
      <text:p text:style-name="Standard"><text:s text:c="4"/>mapa.put("João da Silva", a);</text:p>
      <text:p text:style-name="Standard"><text:s text:c="4"/>mapa.put("Antonio Sousa", b);</text:p>
      <text:p text:style-name="Standard"><text:s text:c="4"/>mapa.put("Lúcia Ferreira", c);</text:p>
      <text:p text:style-name="Standard"><text:s text:c="4"/>mapa.put("Benedito Silva", d);</text:p>
      <text:p text:style-name="Standard"><text:s text:c="4"/>System.out.println(mapa);</text:p>
      <text:p text:style-name="Standard"><text:s text:c="4"/>System.out.println(mapa.get("Lúcia Ferreira"));</text:p>
      <text:p text:style-name="Standard"/>
      <text:p text:style-name="Standard"><text:s text:c="4"/>Collection&lt;Aluno&gt; alunos = mapa.values();</text:p>
      <text:p text:style-name="Standard"><text:s text:c="4"/>for (Aluno e : alunos) {</text:p>
      <text:p text:style-name="Standard"><text:s text:c="6"/>System.out.println(e);</text:p>
      <text:p text:style-name="Standard"><text:s text:c="4"/>}</text:p>
      <text:p text:style-name="Standard"><text:s text:c="2"/>}</text:p>
      <text:p text:style-name="Standard"/>
      <text:p text:style-name="Standard">}</text:p>
      <text:p text:style-name="Standard">Note que na declaração da coleção informamos dois tipos: String e Aluno. O primeiro refere-se à chave e o segundo ao valor. O método para inserir a estrutura é put() , que recebe dois objetos <text:soft-page-break/>(chave e valor). Para recuperar um objeto específico utilizamos o método get() passando uma chave como parâmetro.</text:p>
      <text:p text:style-name="Standard"/>
      <text:p text:style-name="Standard">Como Map não estende Collection, não tem os métodos iterator() e listIterator() . Entretanto, existe o método keySet() que retorna um Set com as chaves do mapa, e o método values() que retorna um Collection com os valores associados às chaves. Assim, podemos percorrer o mapa partindo desses métodos e usando o aprimorado para. A aplicação deste comando (for (Obje obj: colecao { ... }) para listagem o mapa também é exibido na Listagem 12 .</text:p>
      <text:p text:style-name="Standard"/>
      <text:p text:style-name="Standard">Com tudo o que foi apresentado, podemos constatar que não existe uma melhor implementação que resolva todos os problemas de estruturas de dados. Cada tipo de problema requer uma implementação diferente das características do mesmo. Escolher uma implementação certa envolve saber o que sua interface oferece, quais suas características e como ela será usada.</text:p>
      <text:p text:style-name="Standard"/>
      <text:p text:style-name="Standard">Na videoaula deste artigo apresentamos o Java Collections Framework, abordando as principais coleções e algumas boas práticas.</text:p>
      <text:p text:style-name="Standard"/>
      <text:p text:style-name="Standard">Conclusões</text:p>
      <text:p text:style-name="Standard">Java Collections Framework tem muito mais recursos do que aqueles que apresentamos neste artigo. É fundamental estudarmos a documentação da API para nos familiarizarmos com as opções que esta estrutura oferece. Falamos no texto que as interfaces não são thread-safe, no entanto a classe Collections possui um método sincronizado para cada coleção. Este método retorna objetos thread-safe, para o caso de você necessitar de acesso concorrente. O conhecimento dos contratos de equals() e hashCode() é muito importante para a utilização adequada das interfaces aquisitadas. A implementação desses métodos errados pode produzir resultados inesperados e errôneos.</text:p>
      <text:p text:style-name="Standard"/>
      <text:p text:style-name="Standard">Além das interfaces , consulte outras , como usar a API , etc.</text:p>
      <text:p text:style-name="Standard"/>
      <text:p text:style-name="Standard">Neste artigo, que é fundamental conhecer a biblioteca das ferramentas de maneira a utilizar polimorficamente como interfaces de programação. Vimos também que, além da hierarquia, é fundamental conhecer os truques – métodos – para manipular as estruturas.</text:p>
      <text:p text:style-name="Standard"/>
      <text:p text:style-name="Standard">Entender como recursos de cada interface e implementação fornecer uma base para o desenvolvimento de aplicações, os problemas de solução da melhor maneira viável, os apresentados durante o desenvolvimento de aplicaçõ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4T22:26:36.128000000</meta:creation-date>
    <dc:date>2022-06-04T22:30:52.381000000</dc:date>
    <meta:editing-duration>PT4M29S</meta:editing-duration>
    <meta:editing-cycles>1</meta:editing-cycles>
    <meta:document-statistic meta:table-count="0" meta:image-count="0" meta:object-count="0" meta:page-count="12" meta:paragraph-count="302" meta:word-count="4730" meta:character-count="30569" meta:non-whitespace-character-count="25554"/>
    <meta:generator>LibreOffice/7.3.0.3$Windows_X86_64 LibreOffice_project/0f246aa12d0eee4a0f7adcefbf7c878fc2238db3</meta:generator>
  </office:meta>
</office:document-meta>
</file>